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imSun" svg:font-family="SimSun, 方正书宋_GBK"/>
    <style:font-face style:name="Arial" svg:font-family="Arial, 'Liberation Sans'" style:font-family-generic="swiss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dab11" officeooo:paragraph-rsid="001dab11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dab11" officeooo:paragraph-rsid="002007d3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2pt" officeooo:rsid="001dab11" officeooo:paragraph-rsid="001dab11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dab11" officeooo:paragraph-rsid="002007d3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dab11" officeooo:paragraph-rsid="00213036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officeooo:rsid="001dab11" officeooo:paragraph-rsid="002007d3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fe4cd" officeooo:paragraph-rsid="001fe4cd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213036" officeooo:paragraph-rsid="00213036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22fdb0" officeooo:paragraph-rsid="0022fdb0" style:font-size-asian="10.5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213036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24e449"/>
    </style:style>
    <style:style style:name="P12" style:family="paragraph" style:parent-style-name="Standard">
      <style:paragraph-properties fo:text-align="start" style:justify-single-word="false"/>
      <style:text-properties officeooo:paragraph-rsid="0024e449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font-size="14pt" officeooo:rsid="001fe4cd" officeooo:paragraph-rsid="001fe4cd" style:font-size-asian="14pt" style:font-size-complex="14pt"/>
    </style:style>
    <style:style style:name="T1" style:family="text">
      <style:text-properties officeooo:rsid="001e7140"/>
    </style:style>
    <style:style style:name="T2" style:family="text">
      <style:text-properties officeooo:rsid="002007d3"/>
    </style:style>
    <style:style style:name="T3" style:family="text">
      <style:text-properties fo:font-size="12pt" officeooo:rsid="002007d3" style:font-size-asian="10.5pt" style:font-size-complex="12pt"/>
    </style:style>
    <style:style style:name="T4" style:family="text">
      <style:text-properties fo:font-size="12pt" officeooo:rsid="00213036" style:font-size-asian="10.5pt" style:font-size-complex="12pt"/>
    </style:style>
    <style:style style:name="T5" style:family="text">
      <style:text-properties fo:font-size="12pt" fo:font-weight="bold" officeooo:rsid="002007d3" style:font-size-asian="10.5pt" style:font-weight-asian="bold" style:font-size-complex="12pt" style:font-weight-complex="bold"/>
    </style:style>
    <style:style style:name="T6" style:family="text">
      <style:text-properties fo:font-size="12pt" fo:font-weight="bold" officeooo:rsid="00213036" style:font-size-asian="10.5pt" style:font-weight-asian="bold" style:font-size-complex="12pt" style:font-weight-complex="bold"/>
    </style:style>
    <style:style style:name="T7" style:family="text">
      <style:text-properties fo:font-size="12pt" fo:font-weight="normal" officeooo:rsid="00213036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22fdb0" style:font-size-asian="10.5pt" style:font-weight-asian="normal" style:font-size-complex="12pt" style:font-weight-complex="normal"/>
    </style:style>
    <style:style style:name="T9" style:family="text">
      <style:text-properties officeooo:rsid="0024e44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Running </text:p>
      <text:p text:style-name="P3"/>
      <text:p text:style-name="P7"><text:tab/>To run the Game you need to start a http server on the JS_client folder, we always use python3 http.server, <text:span text:style-name="T9">then</text:span> start the Prolog server, <text:span text:style-name="T9">to do this </text:span>consult the server.pl and run ‘server.’ make sure that the port 8081 is open.</text:p>
      <text:p text:style-name="P1"/>
      <text:p text:style-name="P1"/>
      <text:p text:style-name="P1">Oolong Tea <text:span text:style-name="T2">Rules</text:span></text:p>
      <text:p text:style-name="P3"/>
      <text:p text:style-name="P4"><text:tab/>The game rules are simple. To win you must control 5 tables out of the 9 <text:span text:style-name="T1">tables</text:span>. To control a table you <text:span text:style-name="T1">must have 5 seats (or teas) of your color. There is a black tea that is the waiter, a player can only place that turn’s tea on the table with the waiter and on an empty one tea. Placing a tea sends the waiter to the table corresponding to the place of the tea.<text:line-break/><text:tab/>There are some special situations such as when a table is full and the player must pick a new table to play, a message will appear letting the player <text:s/>know to do this.</text:span></text:p>
      <text:p text:style-name="P4"/>
      <text:p text:style-name="P4"/>
      <text:p text:style-name="P2"><text:span text:style-name="T2">Interface</text:span></text:p>
      <text:p text:style-name="P6"/>
      <text:p text:style-name="P5"><text:span text:style-name="T2">In the top right corner is the Options Interface, a DAT GUI that contains the following:</text:span></text:p>
      <text:p text:style-name="P5"/>
      <text:list xml:id="list3715844887" text:style-name="L1">
        <text:list-item>
          <text:p text:style-name="P10"><text:span text:style-name="T6">T</text:span><text:span text:style-name="T5">ype of game:</text:span><text:span text:style-name="T3"> <text:s/>Player vs Player, Player vs AI, AI vs AI.</text:span></text:p>
        </text:list-item>
        <text:list-item>
          <text:p text:style-name="P10"><text:span text:style-name="T6">U</text:span><text:span text:style-name="T5">ndo action button</text:span></text:p>
        </text:list-item>
        <text:list-item>
          <text:p text:style-name="P10"><text:span text:style-name="T6">S</text:span><text:span text:style-name="T5">coreboard: </text:span><text:span text:style-name="T7">Display how many tables each player owns.</text:span><text:span text:style-name="T3"> </text:span></text:p>
        </text:list-item>
        <text:list-item>
          <text:p text:style-name="P10"><text:span text:style-name="T6">C</text:span><text:span text:style-name="T5">amera </text:span><text:span text:style-name="T6">Position</text:span><text:span text:style-name="T7"> : </text:span><text:span text:style-name="T8">Plays a camera animation that will change the perspective of the game.</text:span></text:p>
        </text:list-item>
        <text:list-item>
          <text:p text:style-name="P11"><text:span text:style-name="T3"><text:s/></text:span><text:span text:style-name="T6">Ambient</text:span><text:span text:style-name="T4"> : There are two </text:span><text:bookmark text:name="spans0e4"/><text:span text:style-name="T4">environments, FEUP and Japanese.</text:span></text:p>
        </text:list-item>
      </text:list>
      <text:p text:style-name="P4"/>
      <text:p text:style-name="P9">To play the game simply click on the empty seats (transparent glass), if the move is valid then the seat will now be controlled by you (this will play a<text:span text:style-name="T9">n</text:span> animation that will fill the glass with the corresponding player color, green or yellow).</text:p>
      <text:p text:style-name="P4"/>
      <text:p text:style-name="P8">On the top left corner there is a counter that displays the remaining time of the round (30s <text:span text:style-name="T9">each turn</text:span>).</text:p>
      <text:p text:style-name="P8"><text:soft-page-break/></text:p>
      <text:p text:style-name="P9">When a player wins, a message will appear <text:span text:style-name="T9">at</text:span> the top and new options will appe<text:span text:style-name="T9">a</text:span>r in the top left interface like the ability to play a movie containing all the game moves.</text:p>
      <text:p text:style-name="P4"/>
      <text:p text:style-name="P12"><text:span text:style-name="T5">Difficulty</text:span><text:span text:style-name="T3"> : To change the AI’s </text:span><text:bookmark text:name="spans0e41"/><text:span text:style-name="T3">difficulty you have to click on the black folder in the center of the table, this will in turn change the </text:span>insignia<text:span text:style-name="T3"> (the object model) and the difficulty of the AI.</text:span></text:p>
      <text:p text:style-name="P4"><text:span text:style-name="T2"><text:line-break/></text:span>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imSun" svg:font-family="SimSun, 方正书宋_GBK"/>
    <style:font-face style:name="Arial" svg:font-family="Arial, 'Liberation Sans'" style:font-family-generic="swiss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DejaVu Serif" fo:font-size="12pt" fo:language="en" fo:country="US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SimSun" style:font-family-asian="SimSun, 方正书宋_GBK" style:font-size-asian="12pt" style:language-asian="zh" style:country-asian="CN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line-height="100%" fo:keep-together="always" fo:keep-with-next="always"/>
      <style:text-properties style:font-name="Arial" fo:font-family="Arial, 'Liberation Sans'" style:font-family-generic="swiss" fo:font-size="16pt" fo:font-style="normal" fo:font-weight="bold" style:letter-kerning="true" style:font-size-asian="16pt" style:font-style-asian="normal" style:font-weight-asian="bold" style:font-name-complex="Arial" style:font-family-complex="Arial, 'Liberation Sans'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line-height="100%" fo:keep-together="always" fo:keep-with-next="always"/>
      <style:text-properties style:font-name="Arial" fo:font-family="Arial, 'Liberation Sans'" style:font-family-generic="swiss" fo:font-size="14pt" fo:font-style="italic" fo:font-weight="bold" style:font-size-asian="14pt" style:font-style-asian="italic" style:font-weight-asian="bold" style:font-name-complex="Arial" style:font-family-complex="Arial, 'Liberation Sans'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line-height="100%" fo:keep-together="always" fo:keep-with-next="always"/>
      <style:text-properties style:font-name="Arial" fo:font-family="Arial, 'Liberation Sans'" style:font-family-generic="swiss" fo:font-size="13pt" fo:font-weight="bold" style:font-size-asian="13pt" style:font-weight-asian="bold" style:font-name-complex="Arial" style:font-family-complex="Arial, 'Liberation Sans'" style:font-family-generic-complex="swis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 fo:line-height="100%" fo:keep-together="always" fo:keep-with-next="always"/>
      <style:text-properties fo:font-size="13pt" fo:font-style="italic" fo:font-weight="bold" style:font-size-asian="13pt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 fo:line-height="100%" fo:keep-together="always" fo:keep-with-next="always"/>
      <style:text-properties fo:font-size="12pt" fo:font-weight="normal" style:font-size-asian="12pt" style:font-weight-asian="norm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 fo:line-height="100%" fo:keep-together="always" fo:keep-with-next="always"/>
      <style:text-properties style:font-name="Arial" fo:font-family="Arial, 'Liberation Sans'" style:font-family-generic="swiss" fo:font-size="11pt" style:font-size-asian="11pt" style:font-name-complex="Arial" style:font-family-complex="Arial, 'Liberation Sans'" style:font-family-generic-complex="swiss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默认段落字体" style:family="text"/>
    <style:style style:name="Internet_20_link" style:display-name="Internet link" style:family="text" style:parent-style-name="默认段落字体">
      <style:text-properties fo:color="#0000ff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0.9854in" style:num-format="1" style:print-orientation="portrait" fo:margin-top="1in" fo:margin-bottom="1in" fo:margin-left="1.248in" fo:margin-right="1.248in" style:writing-mode="lr-tb" style:layout-grid-color="#c0c0c0" style:layout-grid-lines="45" style:layout-grid-base-height="0.1992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童年如一朵朵雪白的浪花，拍打着海边的礁石，发出欢快的笑声；童年如一颗颗明亮的小星星，照亮了大地，照亮了人们；童年如一个个琴键灵活的跳动，奏着优美的琴声；童年如一盏盏油灯，用来照亮我们的心灵……。是啊，童年在我们的成长中是必不可少的一段经历。</dc:title>
    <meta:initial-creator>ycl</meta:initial-creator>
    <meta:creation-date>2010-05-07T13:11:00</meta:creation-date>
    <dc:date>2018-01-02T01:53:53.556240273</dc:date>
    <meta:editing-cycles>4</meta:editing-cycles>
    <meta:editing-duration>PT23S</meta:editing-duration>
    <meta:document-statistic meta:table-count="0" meta:image-count="0" meta:object-count="0" meta:page-count="2" meta:paragraph-count="17" meta:word-count="358" meta:character-count="1874" meta:non-whitespace-character-count="1526"/>
    <meta:generator>LibreOffice/5.4.3.2$Linux_X86_64 LibreOffice_project/40m0$Build-2</meta:generator>
    <meta:user-defined meta:name="KSOProductBuildVer">2052-9.1.0.4280</meta:user-defined>
  </office:meta>
</office:document-meta>
</file>